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fo:background-color="#ffff99"/>
    </style:style>
    <style:style style:name="ce8" style:family="table-cell" style:parent-style-name="Default" style:data-style-name="N2">
      <style:table-cell-properties fo:background-color="#ffff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2" office:value-type="string" calcext:value-type="string" table:number-columns-spanned="3" table:number-rows-spanned="1">
            <text:p>Error Recovery Quality</text:p>
          </table:table-cell>
          <table:covered-table-cell table:number-columns-repeated="2" table:style-name="Default"/>
          <table:table-cell table:style-name="ce1" office:value-type="string" calcext:value-type="string">
            <text:p>Analysis</text:p>
          </table:table-cell>
          <table:table-cell table:number-columns-repeated="2"/>
        </table:table-row>
        <table:table-row table:style-name="ro1">
          <table:covered-table-cell table:style-name="ce1"/>
          <table:table-cell office:value-type="string" calcext:value-type="string">
            <text:p>Standard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So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ignErr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nErr.pas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Como a label está associada a um bloco, ao ser lançada, perde toda a informação do bloc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rr1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erde toda a informação da declaração onde ocorre o erro, porém consegue sincronizar após isso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rr2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erde a informação do tipo, porém sincroniza mais à fre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rr3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nErr4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nErr5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Ignora tudo o que vem adi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rr6.pas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Apesar das árvores serem diferentes, em ambos os casos o parser se perde na estrutura da árvore, descartando informações important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Err2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Err3.pas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Apesar da árvore do algoritmo Regular ter um resultado melhor do que a árvore do algoritmo Hard, ambas perderam tokens além do erro e conseguem se recuperar logo apó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Err4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Err5.pas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a informação de uma escolha do comando ‘case’, porém sincroniza nas demais escolha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rr1.pas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Perde quase toda a informação segui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rr2.pas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Perde quase toda a informação segui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rr3.pas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Perde quase toda a informação segui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Err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Err2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Err3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InputErr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q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qErr2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1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O parser desincroniza e perde o restante da entrad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rr10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1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12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O parser desincroniza e perde o restante da entrad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rr13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2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O parser desincroniza e perde o restante da entrad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rr3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O parser desincroniza e perde o restante da entrad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rr4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5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6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7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8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9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torErr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alParam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alParamErr2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BodyErr.pas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Perde toda a informação a respeito das declarações de funções e procedimentos adia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10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11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erde toda a informação adia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12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2.pas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somente a informação da declaração de constante onde ocorre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3.pas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somente a informação da declaração de tipo onde ocorre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4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5.pas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a informação de tudo o que está entre parênteses num enu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6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erde a informação da declaração do record onde ocorre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7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erde a informação da declaração do record onde ocorre o erro, mas sincroniza depoi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8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9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rackErr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arErr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erde a informação da declaração do record onde ocorre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elErr1.pas</text:p>
          </table:table-cell>
          <table:table-cell table:number-columns-repeated="2" office:value-type="string" calcext:value-type="string">
            <text:p>good</text:p>
          </table:table-cell>
          <table:table-cell table:style-name="Default"/>
          <table:table-cell office:value-type="string" calcext:value-type="string">
            <text:p>Perde toda a informação relacionada a declaração de labels, mas consegue se recuperar perfeitame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elErr2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elErr3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O parser desincroniza e perde o restante da entrad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Err2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Err3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Err4.pas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a informação da constante após o token ‘of’ (Standard). Perde a informação da declaração do record onde ocorre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r5.pas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a informação do primeiro token da primeira escolha do comando ‘case’ (Standard). Perde somente a informação do primeiro caso do comando ‘case’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inalType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inalTypeErr2.pas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a informação dos tipos seguintes ao erro dentro dos colchet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inalTypeErr3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BodyErr.pas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Perde toda a informação a respeito das declarações de funções e procedimentos adia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rr.pas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somente a informação de head na regra progra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NameErr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rack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rackErr2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erde toda a informação adia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rackErr3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erde toda a informação adia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2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3.pa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erde toda a informação de record na declaração do tipo, porém sincroniza depois (Standard). Perde toda a informação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4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5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6.pas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ealParamErr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10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1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2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3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4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5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6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7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8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9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leExprErr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erdeu o token ‘then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Err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nErr.pas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Perde quase toda a informação após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wnToErr.pa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O parser se perde na estrutura do comando ‘for’, mas sincroniza em seguida (Standard). Perde quase toda a informação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Err2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Err3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Err4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erde a informação da declaração de variável onde ocorre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Err5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tilErr.pas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Perde quase toda a informação após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Err2.pas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toda a informação da lista após o erro.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ce3" office:value-type="string" calcext:value-type="string">
            <text:p>Hard</text:p>
          </table:table-cell>
          <table:table-cell table:style-name="ce3"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3" table:number-columns-repeated="2"/>
          <table:table-cell table:style-name="ce3" office:value-type="string" calcext:value-type="string">
            <text:p>%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3" office:value-type="string" calcext:value-type="string">
            <text:p>excellent</text:p>
          </table:table-cell>
          <table:table-cell table:style-name="ce3" table:formula="of:=COUNTIF([.C3:.C103];&quot;excellent&quot;)" office:value-type="float" office:value="63" calcext:value-type="float">
            <text:p>63</text:p>
          </table:table-cell>
          <table:table-cell table:style-name="ce8" table:formula="of:=([.F109]/[.F113])*100" office:value-type="float" office:value="62.3762376237624" calcext:value-type="float">
            <text:p>62,38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3" office:value-type="string" calcext:value-type="string">
            <text:p>good</text:p>
          </table:table-cell>
          <table:table-cell table:style-name="ce3" table:formula="of:=COUNTIF([.C3:.C103];&quot;good&quot;)" office:value-type="float" office:value="18" calcext:value-type="float">
            <text:p>18</text:p>
          </table:table-cell>
          <table:table-cell table:style-name="ce8" table:formula="of:=[.F110]/[.F113]*100" office:value-type="float" office:value="17.8217821782178" calcext:value-type="float">
            <text:p>17,82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3" office:value-type="string" calcext:value-type="string">
            <text:p>poor</text:p>
          </table:table-cell>
          <table:table-cell table:style-name="ce3" table:formula="of:=COUNTIF([.C3:.C103];&quot;poor&quot;)" office:value-type="float" office:value="20" calcext:value-type="float">
            <text:p>20</text:p>
          </table:table-cell>
          <table:table-cell table:style-name="ce8" table:formula="of:=[.F111]/[.F113]*100" office:value-type="float" office:value="19.8019801980198" calcext:value-type="float">
            <text:p>19,80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3" office:value-type="string" calcext:value-type="string">
            <text:p>none</text:p>
          </table:table-cell>
          <table:table-cell table:style-name="ce3" table:formula="of:=COUNTIF([.C3:.C103];&quot;none&quot;)" office:value-type="float" office:value="0" calcext:value-type="float">
            <text:p>0</text:p>
          </table:table-cell>
          <table:table-cell table:style-name="ce8" table:formula="of:=[.F112]/[.F113]*100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3" office:value-type="string" calcext:value-type="string">
            <text:p>Total</text:p>
          </table:table-cell>
          <table:table-cell table:style-name="ce3" table:formula="of:=SUM([.F109:.F112])" office:value-type="float" office:value="101" calcext:value-type="float">
            <text:p>101</text:p>
          </table:table-cell>
          <table:table-cell table:style-name="ce8" table:formula="of:=[.F113]/[.F113]*100" office:value-type="float" office:value="100" calcext:value-type="float">
            <text:p>10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1:26:47.299773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5:58:05.990519833</meta:creation-date>
    <meta:editing-duration>PT53M12S</meta:editing-duration>
    <meta:editing-cycles>11</meta:editing-cycles>
    <meta:generator>LibreOffice/6.1.4.2$Linux_X86_64 LibreOffice_project/9d0f32d1f0b509096fd65e0d4bec26ddd1938fd3</meta:generator>
    <dc:date>2019-02-01T14:30:49.469985979</dc:date>
    <meta:document-statistic meta:table-count="1" meta:cell-count="364" meta:object-count="0"/>
  </office:meta>
</office:document-meta>
</file>